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TablePreview3.svm" manifest:media-type=""/>
  <manifest:file-entry manifest:full-path="Pictures/TablePreview1.svm" manifest:media-type=""/>
  <manifest:file-entry manifest:full-path="Pictures/TablePreview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1" svg:font-family="Monospace"/>
    <style:font-face style:name="Source Code Pro1" svg:font-family="'Source Code Pro'" style:font-pitch="fixed"/>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Source Code Pro" svg:font-family="'Source Code Pro'" style:font-pitch="variable"/>
    <style:font-face style:name="Source Han Sans CN1" svg:font-family="'Source Han Sans C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6.75cm"/>
    </style:style>
    <style:style style:name="gr2" style:family="graphic" style:parent-style-name="standard">
      <style:graphic-properties draw:fill="solid" draw:fill-color="#eeeeee" draw:textarea-horizontal-align="justify" draw:textarea-vertical-align="middle" draw:auto-grow-height="false" fo:min-height="1.232cm" fo:min-width="1.038cm"/>
    </style:style>
    <style:style style:name="gr3" style:family="graphic" style:parent-style-name="standard">
      <style:graphic-properties draw:fill-color="#eeeeee" draw:textarea-horizontal-align="justify" draw:textarea-vertical-align="middle" draw:auto-grow-height="false" fo:min-height="1.051cm" fo:min-width="1.874cm"/>
    </style:style>
    <style:style style:name="gr4" style:family="graphic" style:parent-style-name="standard">
      <style:graphic-properties draw:fill-color="#eeeeee" draw:textarea-horizontal-align="justify" draw:textarea-vertical-align="middle" draw:auto-grow-height="false" fo:min-height="1.05cm" fo:min-width="1.871cm"/>
    </style:style>
    <style:style style:name="gr5" style:family="graphic" style:parent-style-name="standard">
      <style:graphic-properties draw:textarea-vertical-align="middle"/>
    </style:style>
    <style:style style:name="gr6" style:family="graphic" style:parent-style-name="standard">
      <style:graphic-properties draw:fill-color="#eeeeee" draw:textarea-horizontal-align="justify" draw:textarea-vertical-align="middle" draw:auto-grow-height="false" fo:min-height="1.149cm" fo:min-width="2.052cm"/>
    </style:style>
    <style:style style:name="gr7" style:family="graphic" style:parent-style-name="standard">
      <style:graphic-properties draw:fill-color="#eeeeee" draw:textarea-horizontal-align="justify" draw:textarea-vertical-align="middle" draw:auto-grow-height="false" fo:min-height="0.948cm" fo:min-width="1.685cm"/>
    </style:style>
    <style:style style:name="gr8" style:family="graphic" style:parent-style-name="standard">
      <style:graphic-properties draw:fill-color="#eeeeee" draw:textarea-horizontal-align="justify" draw:textarea-vertical-align="middle" draw:auto-grow-height="false" fo:min-height="1.047cm" fo:min-width="1.866cm"/>
    </style:style>
    <style:style style:name="gr9" style:family="graphic" style:parent-style-name="standard">
      <style:graphic-properties draw:stroke="none" svg:stroke-color="#000000" draw:fill="none" draw:fill-color="#ffffff" fo:min-height="0.95cm"/>
    </style:style>
    <style:style style:name="gr10" style:family="graphic" style:parent-style-name="standard">
      <style:graphic-properties draw:stroke="none" svg:stroke-color="#000000" draw:fill="none" draw:fill-color="#ffffff" fo:min-height="7.25cm"/>
    </style:style>
    <style:style style:name="gr11" style:family="graphic" style:parent-style-name="standard">
      <style:graphic-properties draw:stroke="none" svg:stroke-color="#000000" draw:fill="none" draw:fill-color="#ffffff" fo:min-height="9.85cm"/>
    </style:style>
    <style:style style:name="gr12" style:family="graphic" style:parent-style-name="standard">
      <style:graphic-properties draw:stroke="none" svg:stroke-color="#000000" draw:fill="none" draw:fill-color="#ffffff" fo:min-height="8.65cm"/>
    </style:style>
    <style:style style:name="gr13" style:family="graphic" style:parent-style-name="standard">
      <style:graphic-properties draw:stroke="none" svg:stroke-color="#000000" draw:fill="none" draw:fill-color="#ffffff" fo:min-height="3.319cm"/>
    </style:style>
    <style:style style:name="gr14" style:family="graphic" style:parent-style-name="standard">
      <style:graphic-properties draw:stroke="none" svg:stroke-color="#000000" draw:fill="none" draw:fill-color="#ffffff" fo:min-height="6.55cm"/>
    </style:style>
    <style:style style:name="co1" style:family="table-column">
      <style:table-column-properties style:column-width="9.15cm" style:use-optimal-column-width="false"/>
    </style:style>
    <style:style style:name="co2" style:family="table-column">
      <style:table-column-properties style:column-width="9.152cm" style:use-optimal-column-width="false"/>
    </style:style>
    <style:style style:name="co3" style:family="table-column">
      <style:table-column-properties style:column-width="4.007cm" style:use-optimal-column-width="false"/>
    </style:style>
    <style:style style:name="co4" style:family="table-column">
      <style:table-column-properties style:column-width="8.16cm" style:use-optimal-column-width="false"/>
    </style:style>
    <style:style style:name="co5" style:family="table-column">
      <style:table-column-properties style:column-width="3.726cm" style:use-optimal-column-width="false"/>
    </style:style>
    <style:style style:name="co6" style:family="table-column">
      <style:table-column-properties style:column-width="2.509cm" style:use-optimal-column-width="false"/>
    </style:style>
    <style:style style:name="co7" style:family="table-column">
      <style:table-column-properties style:column-width="2.664cm" style:use-optimal-column-width="false"/>
    </style:style>
    <style:style style:name="co8" style:family="table-column">
      <style:table-column-properties style:column-width="6.857cm" style:use-optimal-column-width="false"/>
    </style:style>
    <style:style style:name="co9" style:family="table-column">
      <style:table-column-properties style:column-width="8.881cm" style:use-optimal-column-width="false"/>
    </style:style>
    <style:style style:name="ro1" style:family="table-row">
      <style:table-row-properties style:row-height="1.999cm"/>
    </style:style>
    <style:style style:name="ro2" style:family="table-row">
      <style:table-row-properties style:row-height="2cm"/>
    </style:style>
    <style:style style:name="ro3" style:family="table-row">
      <style:table-row-properties style:row-height="1.998cm"/>
    </style:style>
    <style:style style:name="ro4" style:family="table-row">
      <style:table-row-properties style:row-height="1.671cm"/>
    </style:style>
    <style:style style:name="ro5" style:family="table-row">
      <style:table-row-properties style:row-height="2.377cm"/>
    </style:style>
    <style:style style:name="ro6" style:family="table-row">
      <style:table-row-properties style:row-height="1.232cm"/>
    </style:style>
    <style:style style:name="ro7" style:family="table-row">
      <style:table-row-properties style:row-height="1.837cm"/>
    </style:style>
    <style:style style:name="ro8" style:family="table-row">
      <style:table-row-properties style:row-height="1.652cm"/>
    </style:style>
    <style:style style:name="ce1" style:family="table-cell">
      <style:text-properties style:font-name="Source Code Pro1"/>
    </style:style>
    <style:style style:name="ce2" style:family="table-cell">
      <style:text-properties style:font-name="Source Code Pro1" fo:font-size="12pt" style:font-size-asian="12pt" style:font-size-complex="12pt"/>
    </style:style>
    <style:style style:name="ce3" style:family="table-cell">
      <style:text-properties fo:font-size="12pt" style:font-size-asian="12pt" style:font-size-complex="12pt"/>
    </style:style>
    <style:style style:name="ce4" style:family="table-cell">
      <style:text-properties style:font-name="Source Code Pro1" fo:font-size="16pt" style:font-size-asian="16pt" style:font-size-complex="16pt"/>
    </style:style>
    <style:style style:name="ce5" style:family="table-cell">
      <loext:graphic-properties draw:textarea-vertical-align="top"/>
      <style:paragraph-properties fo:text-align="start"/>
      <style:text-properties style:font-name="Source Code Pro1" fo:font-size="16pt" style:font-size-asian="16pt" style:font-size-complex="16pt"/>
    </style:style>
    <style:style style:name="ce6" style:family="table-cell">
      <loext:graphic-properties draw:textarea-vertical-align="top"/>
      <style:paragraph-properties fo:text-align="start"/>
      <style:text-properties style:font-name="Source Code Pro1" fo:font-size="12pt" style:font-size-asian="12pt" style:font-size-complex="12pt"/>
    </style:style>
    <style:style style:name="ce7" style:family="table-cell">
      <loext:graphic-properties draw:textarea-vertical-align="top"/>
      <style:paragraph-properties fo:text-align="start"/>
      <style:text-properties style:use-window-font-color="true" style:font-name="Source Code Pro1" fo:font-size="12pt" style:font-size-asian="12pt" style:font-size-complex="12pt"/>
    </style:style>
    <style:style style:name="P1" style:family="paragraph">
      <style:paragraph-properties fo:text-align="center"/>
    </style:style>
    <style:style style:name="P2" style:family="paragraph">
      <loext:graphic-properties draw:fill="none" draw:fill-color="#ffffff"/>
      <style:text-properties fo:font-weight="bold" style:font-weight-asian="bold" style:font-weight-complex="bold"/>
    </style:style>
    <style:style style:name="P3" style:family="paragraph">
      <loext:graphic-properties draw:fill="solid" draw:fill-color="#eeeeee"/>
      <style:paragraph-properties fo:text-align="center"/>
      <style:text-properties style:font-name="Source Code Pro1" fo:font-size="12pt" style:font-size-asian="12pt" style:font-size-complex="12pt"/>
    </style:style>
    <style:style style:name="P4" style:family="paragraph">
      <loext:graphic-properties draw:fill-color="#eeeeee"/>
      <style:paragraph-properties fo:text-align="center"/>
      <style:text-properties style:font-name="Source Code Pro1" fo:font-size="13pt" style:font-size-asian="12pt" style:font-size-complex="12pt"/>
    </style:style>
    <style:style style:name="P5" style:family="paragraph">
      <loext:graphic-properties draw:fill="none" draw:fill-color="#ffffff"/>
    </style:style>
    <style:style style:name="P6" style:family="paragraph">
      <loext:graphic-properties draw:fill="none" draw:fill-color="#ffffff"/>
      <style:text-properties fo:font-size="12pt" style:font-size-asian="12pt" style:font-size-complex="12pt"/>
    </style:style>
    <style:style style:name="P7" style:family="paragraph">
      <style:text-properties style:font-name="Source Code Pro1"/>
    </style:style>
    <style:style style:name="P8" style:family="paragraph">
      <style:text-properties style:font-name="Source Code Pro1" fo:font-size="12pt" style:font-size-asian="12pt" style:font-size-complex="12pt"/>
    </style:style>
    <style:style style:name="P9" style:family="paragraph">
      <style:paragraph-properties fo:text-align="start"/>
      <style:text-properties fo:font-size="12pt" style:font-size-asian="12pt" style:font-size-complex="12pt"/>
    </style:style>
    <style:style style:name="P10" style:family="paragraph">
      <style:text-properties fo:font-size="12pt" style:font-size-asian="12pt" style:font-size-complex="12pt"/>
    </style:style>
    <style:style style:name="P11" style:family="paragraph">
      <style:paragraph-properties fo:text-align="start"/>
      <style:text-properties style:font-name="Source Code Pro1" fo:font-size="16pt" style:font-size-asian="16pt" style:font-size-complex="16pt"/>
    </style:style>
    <style:style style:name="P12" style:family="paragraph">
      <style:text-properties style:font-name="Source Code Pro1" fo:font-size="16pt" style:font-size-asian="16pt" style:font-size-complex="16pt"/>
    </style:style>
    <style:style style:name="P13" style:family="paragraph">
      <style:paragraph-properties fo:text-align="start" style:text-autospace="none"/>
      <style:text-properties style:font-name="Source Code Pro1" fo:font-size="12pt" style:font-size-asian="12pt" style:font-size-complex="12pt"/>
    </style:style>
    <style:style style:name="P14" style:family="paragraph">
      <style:paragraph-properties fo:text-align="start"/>
    </style:style>
    <style:style style:name="P15" style:family="paragraph">
      <style:paragraph-properties fo:text-align="start"/>
      <style:text-properties style:font-name="Source Code Pro1" fo:font-size="12pt" style:font-size-asian="12pt" style:font-size-complex="12pt"/>
    </style:style>
    <style:style style:name="P16" style:family="paragraph">
      <style:paragraph-properties fo:text-align="start" style:text-autospace="none"/>
      <style:text-properties style:use-window-font-color="true" style:font-name="Source Code Pro1" fo:font-size="12pt" style:font-size-asian="12pt" style:font-size-complex="12pt"/>
    </style:style>
    <style:style style:name="P17" style:family="paragraph">
      <style:paragraph-properties fo:text-align="start"/>
      <style:text-properties style:use-window-font-color="true" style:font-name="Source Code Pro1" fo:font-size="12pt" style:font-size-asian="12pt" style:font-size-complex="12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style:font-name="Source Code Pro1" fo:font-size="12pt" style:font-size-asian="12pt" style:font-size-complex="12pt"/>
    </style:style>
    <style:style style:name="T4" style:family="text">
      <style:text-properties style:font-name="Source Code Pro1" fo:font-size="13pt" style:font-size-asian="12pt" style:font-size-complex="12pt"/>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Source Code Pro1"/>
    </style:style>
    <style:style style:name="T8" style:family="text">
      <style:text-properties style:font-name="Source Code Pro1" fo:font-size="16pt" style:font-size-asian="16pt" style:font-size-complex="16pt"/>
    </style:style>
    <style:style style:name="T9" style:family="text">
      <style:text-properties fo:color="#2a00ff" style:font-name="Source Code Pro1" fo:font-size="12pt" style:font-name-asian="Monospace1" style:font-size-asian="12pt" style:font-name-complex="Monospace1" style:font-size-complex="12pt"/>
    </style:style>
    <style:style style:name="T10" style:family="text">
      <style:text-properties style:use-window-font-color="true" style:font-name="Source Code Pro1" fo:font-size="12pt" style:font-name-asian="Monospace1" style:font-size-asian="12pt" style:font-name-complex="Monospace1" style:font-size-complex="12pt"/>
    </style:style>
    <style:style style:name="T1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CN"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font-name="Liberation Sans2" fo:font-size="12pt" style:font-name-asian="Monospace1" style:font-size-asian="12pt" style:font-name-complex="Monospace1" style:font-size-complex="12pt"/>
    </style:style>
    <style:style style:name="T1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onospace1" style:font-size-asian="12pt" style:font-style-asian="normal" style:font-weight-asian="normal" style:font-name-complex="Monospace1"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18.4cm" svg:height="7cm" svg:x="1.3cm" svg:y="6.4cm">
          <draw:text-box>
            <text:p text:style-name="P1"><text:span text:style-name="T1">Konzeptpapier</text:span></text:p>
            <text:p text:style-name="P1"><text:span text:style-name="T2"/></text:p>
            <text:p text:style-name="P1"><text:span text:style-name="T2">zur Bearbeitung von</text:span></text:p>
            <text:p text:style-name="P1"><text:span text:style-name="T2">Coach Dialogen</text:span></text:p>
            <text:p text:style-name="P1"><text:span text:style-name="T2"><text:s/></text:span><text:span text:style-name="T2">und</text:span></text:p>
            <text:p text:style-name="P1"><text:span text:style-name="T2">Coach Texten</text:span></text:p>
          </draw:text-box>
        </draw:frame>
      </draw:page>
      <draw:page draw:name="page2" draw:style-name="dp1" draw:master-page-name="Standard">
        <draw:custom-shape draw:style-name="gr2" draw:text-style-name="P3" xml:id="id1" draw:id="id1" draw:layer="layout" svg:width="2.18cm" svg:height="2.1cm" svg:x="9.36cm" svg:y="3cm">
          <text:p text:style-name="P1"><text:span text:style-name="T3">action_reference = q_depot_info</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3" draw:text-style-name="P4" xml:id="id2" draw:id="id2" draw:layer="layout" svg:width="3.9cm" svg:height="1.3cm" svg:x="8.5cm" svg:y="6.1cm">
          <text:p text:style-name="P1"><text:span text:style-name="T3">text = Neuigkeiten über mein Portfolio.</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4" draw:text-style-name="P4" xml:id="id3" draw:id="id3" draw:layer="layout" svg:width="3.897cm" svg:height="1.299cm" svg:x="8.498cm" svg:y="8.501cm">
          <text:p text:style-name="P1"><text:span text:style-name="T3">btn = Portfolio</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0.45cm" svg:y1="5.1cm" svg:x2="10.45cm" svg:y2="6.1cm" draw:start-shape="id1" draw:start-glue-point="8" draw:end-shape="id2" draw:end-glue-point="5" svg:d="M10450 5100v1000" svg:viewBox="0 0 1 1001">
          <text:p/>
        </draw:connector>
        <draw:connector draw:style-name="gr5" draw:text-style-name="P1" draw:layer="layout" svg:x1="10.45cm" svg:y1="7.4cm" svg:x2="10.447cm" svg:y2="8.501cm" draw:start-shape="id2" draw:start-glue-point="8" draw:end-shape="id3" draw:end-glue-point="5" svg:d="M10450 7400v551h-3v550" svg:viewBox="0 0 4 1102">
          <text:p/>
        </draw:connector>
        <draw:custom-shape draw:style-name="gr6" draw:text-style-name="P4" xml:id="id4" draw:id="id4" draw:layer="layout" svg:width="4.194cm" svg:height="1.398cm" svg:x="8.351cm" svg:y="11.002cm">
          <text:p text:style-name="P1"><text:span text:style-name="T4">message = textref.q.depot.info</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0.447cm" svg:y1="9.8cm" svg:x2="10.448cm" svg:y2="11.002cm" draw:start-shape="id3" draw:start-glue-point="8" draw:end-shape="id4" draw:end-glue-point="5" svg:d="M10447 9800v601h1v601" svg:viewBox="0 0 2 1203">
          <text:p/>
        </draw:connector>
        <draw:custom-shape draw:style-name="gr7" draw:text-style-name="P4" xml:id="id5" draw:id="id5" draw:layer="layout" svg:width="3.591cm" svg:height="1.197cm" svg:x="8.662cm" svg:y="13.703cm">
          <text:p text:style-name="P1"><text:span text:style-name="T4">option[0] = q_account_info</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4" xml:id="id6" draw:id="id6" draw:layer="layout" svg:width="3.888cm" svg:height="1.296cm" svg:x="8.514cm" svg:y="15.904cm">
          <text:p text:style-name="P1"><text:span text:style-name="T4">option[1] = q_account_info_cash</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8" draw:text-style-name="P4" xml:id="id7" draw:id="id7" draw:layer="layout" svg:width="3.888cm" svg:height="1.296cm" svg:x="8.514cm" svg:y="18.404cm">
          <text:p text:style-name="P1"><text:span text:style-name="T4">option[2] = q_investmal_basic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0.448cm" svg:y1="12.4cm" svg:x2="10.458cm" svg:y2="13.703cm" draw:start-shape="id4" draw:start-glue-point="8" draw:end-shape="id5" draw:end-glue-point="5" svg:d="M10448 12400v652h10v651" svg:viewBox="0 0 11 1304">
          <text:p/>
        </draw:connector>
        <draw:connector draw:style-name="gr5" draw:text-style-name="P1" draw:layer="layout" svg:x1="10.458cm" svg:y1="14.9cm" svg:x2="10.458cm" svg:y2="15.904cm" draw:start-shape="id5" draw:start-glue-point="8" draw:end-shape="id6" draw:end-glue-point="5" svg:d="M10458 14900v1004" svg:viewBox="0 0 1 1005">
          <text:p/>
        </draw:connector>
        <draw:connector draw:style-name="gr5" draw:text-style-name="P1" draw:layer="layout" svg:x1="10.458cm" svg:y1="17.2cm" svg:x2="10.458cm" svg:y2="18.404cm" draw:start-shape="id6" draw:start-glue-point="8" draw:end-shape="id7" draw:end-glue-point="5" svg:d="M10458 17200v1204" svg:viewBox="0 0 1 1205">
          <text:p/>
        </draw:connector>
        <draw:frame draw:style-name="gr9" draw:text-style-name="P5" draw:layer="layout" svg:width="18.1cm" svg:height="1.2cm" svg:x="1.2cm" svg:y="1.4cm">
          <draw:text-box>
            <text:p>Darstellung eines Dialog Abschnitts</text:p>
          </draw:text-box>
        </draw:frame>
        <draw:frame draw:style-name="gr10" draw:text-style-name="P6" draw:layer="layout" svg:width="18.1cm" svg:height="7.5cm" svg:x="1.5cm" svg:y="20.7cm">
          <draw:text-box>
            <text:p><text:span text:style-name="T5">Der Dialog mit dem Coach besteht aus in sich geschlossenen Abschnitten.</text:span></text:p>
            <text:p><text:span text:style-name="T5"/></text:p>
            <text:p><text:span text:style-name="T5">Im Dialogverlauf gelangt man an einen Abschnitt, indem </text:span><text:span text:style-name="T6">zuvor</text:span><text:span text:style-name="T5"> eine Option gewählt wurde. </text:span></text:p>
            <text:p><text:span text:style-name="T5">Ausnahme ist der Start eines Dialogs, der durch das System (Uhrzeit, ein Button, etc.) ausgelöst wird.</text:span></text:p>
            <text:p><text:span text:style-name="T5"/></text:p>
            <text:p><text:span text:style-name="T5">Die Elemente:</text:span></text:p>
            <text:list text:style-name="L1">
              <text:list-item>
                <text:p><text:span text:style-name="T5">text: die Frage oder Aussage des Investors (‚Wieviel Uhr ist es?‘)</text:span></text:p>
              </text:list-item>
              <text:list-item>
                <text:p><text:span text:style-name="T5">btn: der Text auf dem Button, der dazu führte, dass man in den Dialog Abschnitt gelangt ist (‚Uhrzeit‘)</text:span></text:p>
              </text:list-item>
              <text:list-item>
                <text:p><text:span text:style-name="T5">message: die Aussage des Coachs. Da die Texte des Coach sehr lang sein können, wird hier die Referenz auf eine weitere Tabelle verwendet (s. nächste Folie)</text:span></text:p>
              </text:list-item>
              <text:list-item>
                <text:p><text:span text:style-name="T5">option[n]: eine oder mehrere Optionen. Daraus wird eine Liste mit den möglichen nachfolgenden Fragen des Investors generiert.</text:span><text:span text:style-name="T5"><text:line-break/></text:span><text:span text:style-name="T5">Wenn keine Option angegeben wird, endet der Dialog an dieser Stelle.</text:span></text:p>
              </text:list-item>
            </text:list>
          </draw:text-box>
        </draw:frame>
      </draw:page>
      <draw:page draw:name="page3" draw:style-name="dp1" draw:master-page-name="Standard">
        <draw:frame draw:style-name="standard" draw:layer="layout" svg:width="18.301cm" svg:height="12.194cm" svg:x="1.398cm" svg:y="3.747cm">
          <table:table table:template-name="default" table:use-first-row-styles="true" table:use-banding-rows-styles="true">
            <table:table-column table:style-name="co1"/>
            <table:table-column table:style-name="co2"/>
            <table:table-row table:style-name="ro1" table:default-cell-style-name="ce1">
              <table:table-cell>
                <text:p><text:span text:style-name="T7">action_reference</text:span></text:p>
              </table:table-cell>
              <table:table-cell>
                <text:p text:style-name="P7"><text:span text:style-name="T7">message</text:span></text:p>
              </table:table-cell>
            </table:table-row>
            <table:table-row table:style-name="ro2">
              <table:table-cell table:style-name="ce2">
                <text:p text:style-name="P8"><text:span text:style-name="T3">q_depot_info</text:span></text:p>
              </table:table-cell>
              <table:table-cell table:style-name="ce3">
                <text:p text:style-name="P9"><text:span text:style-name="T3">Dein Portfolio ist seit Deiner ersten Einzahlung am {depot.statistics.depot.firstInvestDate} um {portfolio.statistics.performance}% gestiegen und konnte alleine im Monat {basics.cal.lastMonthName} um {portfolio.statistics.increase(basics.cal.lastMonthName)}% zulegen.</text:span></text:p>
                <text:p text:style-name="P10"><text:span text:style-name="T3">Das entspricht einem Gewinn von {depot.statistics.depot.returnOfInvest}€. Tolle Leistung. Möchtest Du potentielle Gründe zur Wertentwicklung wissen?</text:span></text:p>
              </table:table-cell>
            </table:table-row>
            <table:table-row table:style-name="ro2" table:default-cell-style-name="ce2">
              <table:table-cell>
                <text:p text:style-name="P8"><text:span text:style-name="T3">q_depot_cause</text:span></text:p>
              </table:table-cell>
              <table:table-cell>
                <text:p text:style-name="P8"><text:span text:style-name="T3">{editorial.social.news(1, 2019-12-23T00:00:00)}</text:span><text:span text:style-name="T3"><text:line-break/></text:span><text:span text:style-name="T3">Hast Du weitere Fragen?</text:span></text:p>
              </table:table-cell>
            </table:table-row>
          </table:table>
          <draw:image xlink:href="Pictures/TablePreview1.svm" xlink:type="simple" xlink:show="embed" xlink:actuate="onLoad"/>
        </draw:frame>
        <draw:frame draw:style-name="gr9" draw:text-style-name="P5" draw:layer="layout" svg:width="18.1cm" svg:height="1.2cm" svg:x="1.2cm" svg:y="1.4cm">
          <draw:text-box>
            <text:p>Referenzliste für Aussagen des Coach</text:p>
          </draw:text-box>
        </draw:frame>
        <draw:frame draw:style-name="gr11" draw:text-style-name="P6" draw:layer="layout" svg:width="18.1cm" svg:height="10.1cm" svg:x="1.5cm" svg:y="18cm">
          <draw:text-box>
            <text:p><text:span text:style-name="T5">Die Referenzliste wird benötigt, weil die Texte in der grafischen Darstellung der Gesprächsverläufe zu lang sind.</text:span></text:p>
            <text:p><text:span text:style-name="T5"/></text:p>
            <text:p><text:span text:style-name="T5">Die action_reference dieser Liste wird vom Redakteur des Gesprächsverlaufs als Verweis in die Grafik übernommen.</text:span></text:p>
            <text:p><text:span text:style-name="T5"/></text:p>
            <text:p><text:span text:style-name="T5">Die Referenzliste wird später von dem Tool herangezogen, das die Grafik in eine Tabellenform überführt.</text:span></text:p>
            <text:p><text:span text:style-name="T5"/></text:p>
            <text:p><text:span text:style-name="T5">Für die message gibt es zwei Varianten:</text:span></text:p>
            <text:list text:style-name="L1">
              <text:list-item>
                <text:p><text:span text:style-name="T5">Dauerhaft existierende Texte oder Antworten auf Zustände bezogen; zum Beispiel auf die Frage der aktuellen Rendite. Solche messages werden im Klartext in die Tabelle eingetragen. Solche Texte können Platzhalter {} aufweisen.</text:span></text:p>
              </text:list-item>
              <text:list-item>
                <text:p><text:span text:style-name="T5">Antworten, deren Inhalt häufig wechselt. Das sind z.B. politische Entwicklungen, die sich auf ein Portfolio oder Asset auswirken. Hier wird der wesentliche Bestandteil der message selbst durch einen Platzhalter repräsentiert.</text:span><text:span text:style-name="T5"><text:line-break/></text:span><text:span text:style-name="T5">Dazu mehr auf der folgenden Folie.</text:span></text:p>
              </text:list-item>
            </text:list>
            <text:p><text:span text:style-name="T5"/></text:p>
            <text:p><text:span text:style-name="T5">Zu den Platzhaltern und Variablen innerhalb der Platzhalter außerdem mehr auf Folien 4 und 5.</text:span></text:p>
          </draw:text-box>
        </draw:frame>
      </draw:page>
      <draw:page draw:name="page4" draw:style-name="dp1" draw:master-page-name="Standard">
        <draw:frame draw:style-name="standard" draw:layer="layout" svg:width="18.401cm" svg:height="14.158cm" svg:x="1.398cm" svg:y="3.747cm">
          <table:table table:template-name="default" table:use-first-row-styles="true" table:use-banding-rows-styles="true">
            <table:table-column table:style-name="co3"/>
            <table:table-column table:style-name="co4"/>
            <table:table-column table:style-name="co5"/>
            <table:table-column table:style-name="co6"/>
            <table:table-row table:style-name="ro1" table:default-cell-style-name="ce4">
              <table:table-cell>
                <text:p><text:span text:style-name="T8">reference</text:span></text:p>
              </table:table-cell>
              <table:table-cell table:style-name="ce5">
                <text:p text:style-name="P11"><text:span text:style-name="T8">message</text:span></text:p>
              </table:table-cell>
              <table:table-cell>
                <text:p text:style-name="P12"><text:span text:style-name="T8">datetime</text:span></text:p>
              </table:table-cell>
              <table:table-cell>
                <text:p text:style-name="P12"><text:span text:style-name="T8">index</text:span></text:p>
              </table:table-cell>
            </table:table-row>
            <table:table-row table:style-name="ro2" table:default-cell-style-name="ce2">
              <table:table-cell>
                <text:p text:style-name="P8"><text:span text:style-name="T3">editorial.social.news</text:span></text:p>
              </table:table-cell>
              <table:table-cell table:style-name="ce6">
                <text:p text:style-name="P13"><text:span text:style-name="T9">Der US-amerikanische Präsident Donald Trump und sein chinesischer Amtskollege Xi Jinping sind sich bei der Einigung des Handelskonflikts in den vergangenen Tagen näher gekommen, was zu steigenden Aktienmärkten geführt hat. Tarife und Zölle schmälern die Unternehmensgewinne, weil die Kauflaune der Bevölkerung auf Grund von höheren Preisen sinkt. Höhere Preise = weniger Nachfrage = weniger Umsatz der Unternehmen. Außerdem haben in den letzten Wochen viele Unternehmen eine gute Gewinnentwicklung gezeigt.</text:span></text:p>
              </table:table-cell>
              <table:table-cell table:style-name="gray2">
                <text:p text:style-name="P14"><text:span text:style-name="T4">2019-12-23T00:00:00</text:span></text:p>
              </table:table-cell>
              <table:table-cell>
                <text:p text:style-name="P8"><text:span text:style-name="T3">0</text:span></text:p>
              </table:table-cell>
            </table:table-row>
            <table:table-row table:style-name="ro2" table:default-cell-style-name="ce2">
              <table:table-cell>
                <text:p text:style-name="P8"><text:span text:style-name="T3">editorial.social.news</text:span></text:p>
              </table:table-cell>
              <table:table-cell table:style-name="ce6">
                <text:p text:style-name="P15"><text:span text:style-name="T9">Die heftigen Wasserfälle bei Niagara haben für Wirbel auf dem glatten Börsenparkett gesorgt...</text:span></text:p>
              </table:table-cell>
              <table:table-cell/>
              <table:table-cell>
                <text:p text:style-name="P8"><text:span text:style-name="T3">1</text:span></text:p>
              </table:table-cell>
            </table:table-row>
          </table:table>
          <draw:image xlink:href="Pictures/TablePreview2.svm" xlink:type="simple" xlink:show="embed" xlink:actuate="onLoad"/>
        </draw:frame>
        <draw:frame draw:style-name="gr9" draw:text-style-name="P5" draw:layer="layout" svg:width="18.1cm" svg:height="1.2cm" svg:x="1.2cm" svg:y="1.4cm">
          <draw:text-box>
            <text:p>Liste mit redaktionellen Inhalten</text:p>
          </draw:text-box>
        </draw:frame>
        <draw:frame draw:style-name="gr12" draw:text-style-name="P6" draw:layer="layout" svg:width="18.1cm" svg:height="8.9cm" svg:x="1.5cm" svg:y="19.2cm">
          <draw:text-box>
            <text:p><text:span text:style-name="T5">Ein Teil der Coach Texte wechselt relativ häufig durch Einflüsse von außen (Politik, Wirtschaft, ...).</text:span><text:span text:style-name="T5"><text:line-break/></text:span><text:span text:style-name="T5">Diese Texte sollen möglichst einfach geändert werden können, ohne dass dafür die Dialogverläufe anzupassen sind.</text:span></text:p>
            <text:p><text:span text:style-name="T5"/></text:p>
            <text:p><text:span text:style-name="T5">Die reference wird als Platzhalter stellvertretend für den Text in der Referenzliste (Folio zuvor) verwendet. Sie muss mit ‚editorial‘ beginnen, ansonsten ist die Wahl der Bezeichnung frei. Um eine thematische Zuordnung herstellen zu können und um den Überblick zu bewahren, empfiehlt sich ein gutes Konzept, das dann auch eingehalten wird.</text:span></text:p>
            <text:p><text:span text:style-name="T5"/></text:p>
            <text:p><text:span text:style-name="T5">Der Datumsstempel kann genutzt werden, wenn unter einer Referenz und Index verschiedene Texte eingetragen werden sollen. Damit lassen sich die Daten historisieren.</text:span></text:p>
            <text:p><text:span text:style-name="T5"/></text:p>
            <text:p><text:span text:style-name="T5">Wie die Texte der Referenzliste (Folio zuvor), können auch diese Texte mit den vordefinierten Platzhaltern und Variablen ausgestattet werden.</text:span></text:p>
            <text:p><text:span text:style-name="T5"/></text:p>
          </draw:text-box>
        </draw:frame>
      </draw:page>
      <draw:page draw:name="page5" draw:style-name="dp1" draw:master-page-name="Standard">
        <draw:frame draw:style-name="standard" draw:layer="layout" svg:width="18.401cm" svg:height="18.342cm" svg:x="1.398cm" svg:y="3.747cm">
          <table:table table:template-name="default" table:use-first-row-styles="true" table:use-banding-rows-styles="true">
            <table:table-column table:style-name="co7"/>
            <table:table-column table:style-name="co8"/>
            <table:table-column table:style-name="co9"/>
            <table:table-row table:style-name="ro3" table:default-cell-style-name="ce4">
              <table:table-cell>
                <text:p><text:span text:style-name="T8">Rubrik</text:span></text:p>
              </table:table-cell>
              <table:table-cell table:style-name="ce5">
                <text:p text:style-name="P11"><text:span text:style-name="T8">Platzhalter</text:span></text:p>
              </table:table-cell>
              <table:table-cell>
                <text:p text:style-name="P12"><text:span text:style-name="T8">Bedeutung</text:span></text:p>
              </table:table-cell>
            </table:table-row>
            <table:table-row table:style-name="ro4" table:default-cell-style-name="ce2">
              <table:table-cell>
                <text:p text:style-name="P8"><text:span text:style-name="T3">Depot</text:span></text:p>
              </table:table-cell>
              <table:table-cell table:style-name="ce7">
                <text:p text:style-name="P16"><text:span text:style-name="T10">depot.statistics.depot.returnOfInvest(&lt;depot&gt;)</text:span></text:p>
              </table:table-cell>
              <table:table-cell>
                <text:p text:style-name="P8"><text:span text:style-name="T3">Wertzunahme des Depots seit Investitionsbeginn</text:span></text:p>
                <text:p text:style-name="P8"><text:span text:style-name="T3">depot = depot id oder leer</text:span></text:p>
              </table:table-cell>
            </table:table-row>
            <table:table-row table:style-name="ro5" table:default-cell-style-name="ce2">
              <table:table-cell>
                <text:p text:style-name="P8"><text:span text:style-name="T3">Depot</text:span></text:p>
              </table:table-cell>
              <table:table-cell table:style-name="ce7">
                <text:p text:style-name="P17"><text:span text:style-name="T10">depot.statistics.asset.appreciation.month(&lt;asset&gt;, &lt;month&gt;</text:span></text:p>
              </table:table-cell>
              <table:table-cell>
                <text:p text:style-name="P8"><text:span text:style-name="T3">Wertzunahme eines Assets in einem angegebenen Monat</text:span></text:p>
                <text:p text:style-name="P8"><text:span text:style-name="T3">asset = wkn</text:span></text:p>
                <text:p text:style-name="P8"><text:span text:style-name="T3">month = Name des Monats oder Platzhalter basics.cal.lastMonth oder leer (=letzter Monat)</text:span></text:p>
              </table:table-cell>
            </table:table-row>
            <table:table-row table:style-name="ro6" table:default-cell-style-name="ce2">
              <table:table-cell>
                <text:p text:style-name="P8"><text:span text:style-name="T3">User</text:span></text:p>
              </table:table-cell>
              <table:table-cell table:style-name="ce6">
                <text:p text:style-name="P15"><text:span text:style-name="T3">user.firstName</text:span></text:p>
              </table:table-cell>
              <table:table-cell>
                <text:p text:style-name="P8"><text:span text:style-name="T3">Vorname des Benutzers</text:span></text:p>
              </table:table-cell>
            </table:table-row>
            <table:table-row table:style-name="ro7" table:default-cell-style-name="ce2">
              <table:table-cell>
                <text:p text:style-name="P8"><text:span text:style-name="T3">Basics</text:span></text:p>
              </table:table-cell>
              <table:table-cell table:style-name="ce6">
                <text:p text:style-name="P15"><text:span text:style-name="T3">basics.greeting</text:span></text:p>
              </table:table-cell>
              <table:table-cell>
                <text:p text:style-name="P8"><text:span text:style-name="T3">Begrüßungsfloskel abhängig von der Tageszeit</text:span></text:p>
              </table:table-cell>
            </table:table-row>
            <table:table-row table:style-name="ro5" table:default-cell-style-name="ce2">
              <table:table-cell>
                <text:p text:style-name="P8"><text:span text:style-name="T3">Basics</text:span></text:p>
              </table:table-cell>
              <table:table-cell table:style-name="ce6">
                <text:p text:style-name="P15"><text:span text:style-name="T3">basics.moreQuestions(&lt;preferred&gt;)</text:span></text:p>
              </table:table-cell>
              <table:table-cell>
                <text:p text:style-name="P8"><text:span text:style-name="T3">Frage nach weiteren Anliegen. Mit der Variablen preferred kann gesteuert werden, ob immer die selbe Frage gestellt wird oder nach einem Zufallsprinzip</text:span></text:p>
                <text:p text:style-name="P8"><text:span text:style-name="T3">preferred = default oder random</text:span></text:p>
              </table:table-cell>
            </table:table-row>
            <table:table-row table:style-name="ro8" table:default-cell-style-name="ce2">
              <table:table-cell>
                <text:p text:style-name="P8"><text:span text:style-name="T3">Basics</text:span></text:p>
              </table:table-cell>
              <table:table-cell table:style-name="ce6">
                <text:p text:style-name="P15"><text:span text:style-name="T3">basics.cal.lastMonth</text:span></text:p>
              </table:table-cell>
              <table:table-cell>
                <text:p text:style-name="P8"><text:span text:style-name="T3">Liefert den Namen des letzten Monats</text:span></text:p>
              </table:table-cell>
            </table:table-row>
            <table:table-row table:style-name="ro5" table:default-cell-style-name="ce2">
              <table:table-cell>
                <text:p text:style-name="P8"><text:span text:style-name="T3">Statistics</text:span></text:p>
              </table:table-cell>
              <table:table-cell table:style-name="ce6">
                <text:p text:style-name="P15"><text:span text:style-name="T3">statistics.asset.countries(&lt;size&gt;)</text:span></text:p>
              </table:table-cell>
              <table:table-cell>
                <text:p text:style-name="P8"><text:span text:style-name="T3">Liefert eine Liste der Länder, in denen das Asset bevorzugt gehandelt wird.</text:span></text:p>
                <text:p text:style-name="P8"><text:span text:style-name="T3">Size = Anzahl der genannten Länder</text:span></text:p>
              </table:table-cell>
            </table:table-row>
          </table:table>
          <draw:image xlink:href="Pictures/TablePreview3.svm" xlink:type="simple" xlink:show="embed" xlink:actuate="onLoad"/>
        </draw:frame>
        <draw:frame draw:style-name="gr9" draw:text-style-name="P5" draw:layer="layout" svg:width="18.1cm" svg:height="1.2cm" svg:x="1.2cm" svg:y="1.4cm">
          <draw:text-box>
            <text:p>Platzhalter</text:p>
          </draw:text-box>
        </draw:frame>
        <draw:frame draw:style-name="gr13" draw:text-style-name="P6" draw:layer="layout" svg:width="18.1cm" svg:height="3.569cm" svg:x="1.5cm" svg:y="23.9cm">
          <draw:text-box>
            <text:p><text:span text:style-name="T5">Platzhalter dienen der Erstellung von Templates.</text:span></text:p>
            <text:p><text:span text:style-name="T5">Da die Texte häufig kontextbezogen sind (Benutzername, Uhrzeit, Portfolio, …) werden Platzhalter verwendet, um die variablen Teile der Coach Texte zu bestimmen.</text:span></text:p>
            <text:p><text:span text:style-name="T5"/></text:p>
            <text:p><text:span text:style-name="T5">Einige Platzhalter erwarten Variablen, die mit festen Werten oder anderen Platzhaltern zu füllen sind.</text:span></text:p>
            <text:p><text:span text:style-name="T5"/></text:p>
          </draw:text-box>
        </draw:frame>
      </draw:page>
      <draw:page draw:name="page6" draw:style-name="dp1" draw:master-page-name="Standard">
        <draw:frame draw:style-name="gr9" draw:text-style-name="P5" draw:layer="layout" svg:width="18.1cm" svg:height="1.2cm" svg:x="1.2cm" svg:y="1.4cm">
          <draw:text-box>
            <text:p>Variablen</text:p>
          </draw:text-box>
        </draw:frame>
        <draw:frame draw:style-name="gr14" draw:text-style-name="P6" draw:layer="layout" svg:width="18.4cm" svg:height="6.8cm" svg:x="1.3cm" svg:y="3.3cm">
          <draw:text-box>
            <text:p><text:span text:style-name="T5">Manche Platzhalter erwarten als Übergabeparameter Variablen.</text:span></text:p>
            <text:p><text:span text:style-name="T5"/></text:p>
            <text:p><text:span text:style-name="T11">So erwartet der Platzhalter </text:span><text:span text:style-name="T10">depot.statistics.asset.appreciation.month(&lt;asset&gt;, &lt;month&gt; </text:span><text:span text:style-name="T12">die WKN eines Assets und den Namen eines Monats.</text:span></text:p>
            <text:p><text:span text:style-name="T12"/></text:p>
            <text:p><text:span text:style-name="T12">Um die Flexibilität des Systems zu erhöhen, können die Variablen fixe Werte sein (z.B. eine ID oder der Name eines Monats) oder ebenfalls ein Platzhalter.</text:span></text:p>
            <text:p><text:span text:style-name="T13">Im Beispiel der Wertentwicklung des Assets, kann statt eines fixen Monatsnamens auch der Platzhalter </text:span><text:span text:style-name="T10">basics.cal.lastMonth</text:span><text:span text:style-name="T12"> verwendet werden.</text:span></text:p>
            <text:p><text:span text:style-name="T1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1" svg:font-family="Monospace"/>
    <style:font-face style:name="Source Code Pro1" svg:font-family="'Source Code Pro'" style:font-pitch="fixed"/>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Source Code Pro" svg:font-family="'Source Code Pro'" style:font-pitch="variable"/>
    <style:font-face style:name="Source Han Sans CN1" svg:font-family="'Source Han Sans C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style:font-family-asian="'Source Han Sans CN'"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15:21:01.278714707</meta:creation-date>
    <dc:date>2019-11-07T21:19:06.219425832</dc:date>
    <meta:editing-duration>PT3H7M22S</meta:editing-duration>
    <meta:editing-cycles>70</meta:editing-cycles>
    <meta:generator>LibreOffice/6.2.7.1$Linux_X86_64 LibreOffice_project/20$Build-1</meta:generator>
    <meta:document-statistic meta:object-count="27"/>
  </office:meta>
</office:document-meta>
</file>